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3972in" fo:margin-left="0in" fo:margin-right="0.7208in" table:align="margins"/>
    </style:style>
    <style:style style:name="Tableau1.A" style:family="table-column">
      <style:table-column-properties style:column-width="9.3972in" style:rel-column-width="65535*"/>
    </style:style>
    <style:style style:name="Tableau1.A1" style:family="table-cell">
      <style:table-cell-properties fo:padding="0.0382in" fo:border="0.0007in solid #000000"/>
    </style:style>
    <style:style style:name="P1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T1" style:family="text">
      <style:text-properties fo:color="#ffffff"/>
    </style:style>
    <style:style style:name="T2" style:family="text">
      <style:text-properties fo:color="#ffffff" fo:background-color="#000000"/>
    </style:style>
    <style:style style:name="T3" style:family="text">
      <style:text-properties fo:background-color="#b2b2b2"/>
    </style:style>
    <style:style style:name="T4" style:family="text">
      <style:text-properties fo:background-color="#ffff99"/>
    </style:style>
    <style:style style:name="T5" style:family="text">
      <style:text-properties fo:background-color="#ffcc00"/>
    </style:style>
    <style:style style:name="T6" style:family="text">
      <style:text-properties fo:background-color="#ff9999"/>
    </style:style>
    <style:style style:name="T7" style:family="text">
      <style:text-properties fo:background-color="#ff66cc"/>
    </style:style>
    <style:style style:name="T8" style:family="text">
      <style:text-properties fo:background-color="#ff99ff"/>
    </style:style>
    <style:style style:name="T9" style:family="text">
      <style:text-properties fo:background-color="#cc66ff"/>
    </style:style>
    <style:style style:name="T10" style:family="text">
      <style:text-properties fo:background-color="#9999ff"/>
    </style:style>
    <style:style style:name="T11" style:family="text">
      <style:text-properties fo:background-color="#99ffff"/>
    </style:style>
    <style:style style:name="T12" style:family="text">
      <style:text-properties fo:background-color="#66ff99"/>
    </style:style>
    <style:style style:name="T13" style:family="text">
      <style:text-properties fo:background-color="#ccf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1">005F</text:span> 26<text:span text:style-name="T4">20</text:span> <text:span text:style-name="T3">0020</text:span> <text:span text:style-name="T1">005F</text:span> <text:span text:style-name="T1">5F00</text:span> <text:span text:style-name="T1">5F00</text:span> <text:span text:style-name="T1">5F00</text:span> <text:span text:style-name="T1">5F00</text:span> <text:span text:style-name="T1">5F00</text:span> 22<text:span text:style-name="T5">20</text:span> <text:span text:style-name="T3">0020</text:span> <text:span text:style-name="T3">0020</text:span> <text:span text:style-name="T1">5F00</text:span> <text:span text:style-name="T1">5F00</text:span> <text:span text:style-name="T1">5F00</text:span> <text:span text:style-name="T1">5F00</text:span> <text:span text:style-name="T6">8E21</text:span> <text:span text:style-name="T6">8F21</text:span> <text:span text:style-name="T1">5F00</text:span> <text:span text:style-name="T7">4421</text:span> <text:span text:style-name="T7">8F21</text:span> <text:span text:style-name="T1">5F00</text:span> A0<text:span text:style-name="T8">21</text:span> <text:span text:style-name="T8">A121</text:span> <text:span text:style-name="T8">CD20</text:span> <text:span text:style-name="T8">E121</text:span> A0<text:span text:style-name="T8">21</text:span> <text:span text:style-name="T8">A121</text:span> <text:span text:style-name="T1">5F00</text:span> <text:span text:style-name="T1">5F00</text:span> <text:span text:style-name="T1">5F00</text:span> <text:span text:style-name="T1">5F00</text:span> <text:span text:style-name="T1">005F</text:span> 27<text:span text:style-name="T4">20</text:span> 28<text:span text:style-name="T4">20</text:span> 29<text:span text:style-name="T4">20</text:span> <text:span text:style-name="T1">5F00</text:span> <text:span text:style-name="T1">5F00</text:span> <text:span text:style-name="T1">5F00</text:span> <text:span text:style-name="T1">5F00</text:span> <text:span text:style-name="T1">5F00</text:span> 2A<text:span text:style-name="T5">20</text:span> 2B<text:span text:style-name="T5">20</text:span> 2C<text:span text:style-name="T5">20</text:span> <text:span text:style-name="T1">5F00</text:span> <text:span text:style-name="T1">5F00</text:span> <text:span text:style-name="T1">5F00</text:span> <text:span text:style-name="T1">5F00</text:span> <text:span text:style-name="T6">9E21</text:span> <text:span text:style-name="T6">9F21</text:span> <text:span text:style-name="T1">5F00</text:span> <text:span text:style-name="T7">5421</text:span> <text:span text:style-name="T7">0F22</text:span> <text:span text:style-name="T1">5F00</text:span> <text:span text:style-name="T8">B021</text:span> <text:span text:style-name="T8">B121</text:span> <text:span text:style-name="T8">DD20</text:span> <text:span text:style-name="T8">F121</text:span> <text:span text:style-name="T8">B021</text:span> <text:span text:style-name="T8">B121</text:span> <text:span text:style-name="T1">5F00</text:span> <text:span text:style-name="T1">5F00</text:span> <text:span text:style-name="T1">5F00</text:span> <text:span text:style-name="T2">E52A E62A E72A E82A E92A EA2A EB2A EC2A E12A E22A E32A E4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2239 CD38 2639 <text:span text:style-name="T1">5F00</text:span> <text:span text:style-name="T1">5F00</text:span> <text:span text:style-name="T1">5F00</text:span> <text:span text:style-name="T1">5F00</text:span> <text:span text:style-name="T2">F52A F62A F72A F82A F92A FA2A FB2A FC2A F12A F22A F32A F4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3239 DD38 3639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005F</text:span> 26<text:span text:style-name="T4">20</text:span> <text:span text:style-name="T3">0020</text:span> <text:span text:style-name="T1">005F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9">2D20</text:span> 1F<text:span text:style-name="T9">20</text:span> <text:span text:style-name="T3">0020</text:span> <text:span text:style-name="T3">0020</text:span> 03<text:span text:style-name="T9">20</text:span> <text:span text:style-name="T1">5F00</text:span> <text:span text:style-name="T1">5F00</text:span> 32<text:span text:style-name="T10">20</text:span> 12<text:span text:style-name="T10">20</text:span> 35<text:span text:style-name="T10">20</text:span> <text:span text:style-name="T1">005F</text:span> <text:span text:style-name="T1">005F</text:span> <text:span text:style-name="T11">3720</text:span> 12<text:span text:style-name="T11">20</text:span> <text:span text:style-name="T1">005F</text:span> <text:span text:style-name="T1">005F</text:span> 0A<text:span text:style-name="T12">20</text:span> 1F<text:span text:style-name="T12">20</text:span> 18<text:span text:style-name="T12">20</text:span> <text:span text:style-name="T1">5F00</text:span> <text:span text:style-name="T1">5F00</text:span> <text:span text:style-name="T1">5F00</text:span> <text:span text:style-name="T1">5F00</text:span> <text:span text:style-name="T1">005F</text:span> 27<text:span text:style-name="T4">20</text:span> 28<text:span text:style-name="T4">20</text:span> 29<text:span text:style-name="T4">20</text:span> <text:span text:style-name="T1">5F00</text:span> <text:span text:style-name="T1">5F00</text:span> <text:span text:style-name="T1">5F00</text:span> <text:span text:style-name="T1">5F00</text:span> <text:span text:style-name="T1">5F00</text:span> 2E2<text:span text:style-name="T9">0</text:span> <text:span text:style-name="T9">2F20</text:span> 30<text:span text:style-name="T9">20</text:span> <text:span text:style-name="T9">2920</text:span> <text:span text:style-name="T9">3120</text:span> <text:span text:style-name="T1">5F00</text:span> <text:span text:style-name="T1">5F00</text:span> 33<text:span text:style-name="T10">20</text:span> 34<text:span text:style-name="T10">20</text:span> 36<text:span text:style-name="T10">20</text:span> <text:span text:style-name="T1">005F</text:span> <text:span text:style-name="T1">005F</text:span> 38<text:span text:style-name="T11">20</text:span> 39<text:span text:style-name="T11">20</text:span> <text:span text:style-name="T1">005F</text:span> <text:span text:style-name="T1">005F</text:span> 3A<text:span text:style-name="T12">20</text:span> 3B<text:span text:style-name="T12">20</text:span> 19<text:span text:style-name="T12">20</text:span> <text:span text:style-name="T1">5F00</text:span> <text:span text:style-name="T1">5F00</text:span> <text:span text:style-name="T1">5F00</text:span> <text:span text:style-name="T1">5F00</text:span> <text:span text:style-name="T2">8B2A 8C2A 8D2A 8E2A 8F2A A02A A12A A22A A32A A4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2339 CD38 2639 <text:span text:style-name="T1">5F00</text:span> <text:span text:style-name="T1">5F00</text:span> <text:span text:style-name="T1">5F00</text:span> <text:span text:style-name="T1">5F00</text:span> <text:span text:style-name="T1">5F00</text:span> <text:span text:style-name="T2">9B2A 9C2A 9D2A 9E2A 9F2A B02A B12A B22A B32A B4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3339 DD38 3639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005F</text:span> 26<text:span text:style-name="T4">20</text:span> <text:span text:style-name="T3">0020</text:span> <text:span text:style-name="T1">005F</text:span> <text:span text:style-name="T1">5F00</text:span> <text:span text:style-name="T1">5F00</text:span> <text:span text:style-name="T1">5F00</text:span> <text:span text:style-name="T13">2220</text:span> <text:span text:style-name="T3">0020</text:span> <text:span text:style-name="T1">005F</text:span> 3D<text:span text:style-name="T5">20</text:span> <text:span text:style-name="T3">0020</text:span> <text:span text:style-name="T1">005F</text:span> 40<text:span text:style-name="T6">20</text:span> 12<text:span text:style-name="T6">20</text:span> <text:span text:style-name="T1">005F</text:span> 0F2<text:span text:style-name="T7">0</text:span> 18<text:span text:style-name="T7">20</text:span> <text:span text:style-name="T1">005F</text:span> 44<text:span text:style-name="T8">20</text:span> 46<text:span text:style-name="T8">20</text:span> <text:span text:style-name="T1">005F</text:span> 48<text:span text:style-name="T9">20</text:span> 4A<text:span text:style-name="T9">20</text:span> <text:span text:style-name="T1">005F</text:span> 0F<text:span text:style-name="T10">20</text:span> <text:span text:style-name="T3">002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005F</text:span> 27<text:span text:style-name="T4">20</text:span> 28<text:span text:style-name="T4">20</text:span> 29<text:span text:style-name="T4">20</text:span> <text:span text:style-name="T1">5F00</text:span> <text:span text:style-name="T1">5F00</text:span> <text:span text:style-name="T1">5F00</text:span> 23<text:span text:style-name="T13">20</text:span> 3C<text:span text:style-name="T13">20</text:span> <text:span text:style-name="T1">005F</text:span> 3E<text:span text:style-name="T5">20</text:span> 3F<text:span text:style-name="T5">20</text:span> <text:span text:style-name="T1">005F</text:span> 41<text:span text:style-name="T6">20</text:span> 42<text:span text:style-name="T6">20</text:span> <text:span text:style-name="T1">005F</text:span> 43<text:span text:style-name="T7">20</text:span> 19<text:span text:style-name="T7">20</text:span> <text:span text:style-name="T1">005F</text:span> 45<text:span text:style-name="T8">20</text:span> 47<text:span text:style-name="T8">20</text:span> <text:span text:style-name="T1">005F</text:span> 49<text:span text:style-name="T9">20</text:span> 39<text:span text:style-name="T9">20</text:span> <text:span text:style-name="T1">005F</text:span> 4B<text:span text:style-name="T10">20</text:span> 4C<text:span text:style-name="T10">2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2">A52A A62A A72A A82A A92A AA2A AB2A AC2A AD2A AE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2439 CD38 2639 <text:span text:style-name="T1">5F00</text:span> <text:span text:style-name="T1">5F00</text:span> <text:span text:style-name="T1">5F00</text:span> <text:span text:style-name="T1">5F00</text:span> <text:span text:style-name="T1">5F00</text:span> <text:span text:style-name="T2">B52A B62A B72A B82A B92A BA2A BB2A BC2A BD2A BE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3439 DD38 3639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005F</text:span> 26<text:span text:style-name="T4">20</text:span> <text:span text:style-name="T3">0020</text:span> <text:span text:style-name="T1">005F</text:span> <text:span text:style-name="T1">5F00</text:span> <text:span text:style-name="T1">5F00</text:span> <text:span text:style-name="T1">5F00</text:span> <text:span text:style-name="T1">5F00</text:span> 3D<text:span text:style-name="T11">20</text:span> <text:span text:style-name="T3">0020</text:span> <text:span text:style-name="T1">005F</text:span> 2D<text:span text:style-name="T12">20</text:span> 12<text:span text:style-name="T12">20</text:span> <text:span text:style-name="T1">005F</text:span> <text:span text:style-name="T1">005F</text:span> <text:span text:style-name="T1">005F</text:span> 0F<text:span text:style-name="T13">20</text:span> 07<text:span text:style-name="T13">20</text:span> <text:span text:style-name="T1">005F</text:span> <text:span text:style-name="T1">005F</text:span> <text:span text:style-name="T1">005F</text:span> 05<text:span text:style-name="T5">20</text:span> <text:span text:style-name="T3">0020</text:span> 03<text:span text:style-name="T5">20</text:span> <text:span text:style-name="T3">002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005F</text:span> 27<text:span text:style-name="T4">20</text:span> 28<text:span text:style-name="T4">20</text:span> 29<text:span text:style-name="T4">20</text:span> <text:span text:style-name="T1">5F00</text:span> <text:span text:style-name="T1">5F00</text:span> <text:span text:style-name="T1">5F00</text:span> <text:span text:style-name="T1">5F00</text:span> 3E<text:span text:style-name="T11">20</text:span> 4D<text:span text:style-name="T11">20</text:span> <text:span text:style-name="T1">005F</text:span> 50<text:span text:style-name="T12">20</text:span> 51<text:span text:style-name="T12">20</text:span> <text:span text:style-name="T1">005F</text:span> <text:span text:style-name="T1">005F</text:span> <text:span text:style-name="T1">005F</text:span> 4B<text:span text:style-name="T13">20</text:span> 6A<text:span text:style-name="T13">20</text:span> <text:span text:style-name="T1">005F</text:span> <text:span text:style-name="T1">005F</text:span> <text:span text:style-name="T1">005F</text:span> 06<text:span text:style-name="T5">20</text:span> 52<text:span text:style-name="T5">20</text:span> 53<text:span text:style-name="T5">20</text:span> 54<text:span text:style-name="T5">2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2">802A 812A 822A 832A 842A 852A 862A 872A 882A 892A 8A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2539 CD38 2639 <text:span text:style-name="T1">5F00</text:span> <text:span text:style-name="T1">5F00</text:span> <text:span text:style-name="T1">5F00</text:span> <text:span text:style-name="T1">5F00</text:span> <text:span text:style-name="T1">5F00</text:span> <text:span text:style-name="T2">902A 912A 922A 932A 942A 952A 962A 972A 982A 992A 9A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3539 DD38 3639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005F</text:span> 26<text:span text:style-name="T4">20</text:span> <text:span text:style-name="T3">0020</text:span> <text:span text:style-name="T1">005F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005F</text:span> 27<text:span text:style-name="T4">20</text:span> 28<text:span text:style-name="T4">20</text:span> 29<text:span text:style-name="T4">2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2">AF2A C02A C12A C22A C32A C42A C52A C62A C72A C8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2639 CD38 2639 <text:span text:style-name="T1">5F00</text:span> <text:span text:style-name="T1">5F00</text:span> <text:span text:style-name="T1">5F00</text:span> <text:span text:style-name="T1">5F00</text:span> <text:span text:style-name="T1">5F00</text:span> <text:span text:style-name="T2">BF2A D02A D12A D22A D32A D42A D52A D62A D72A D82A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3639 DD38 3639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005F</text:span> 26<text:span text:style-name="T4">20</text:span> <text:span text:style-name="T3">0020</text:span> <text:span text:style-name="T1">005F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40<text:span text:style-name="T6">20</text:span> 55<text:span text:style-name="T6">20</text:span> 12<text:span text:style-name="T6">2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005F</text:span> 27<text:span text:style-name="T4">20</text:span> 28<text:span text:style-name="T4">20</text:span> 29<text:span text:style-name="T4">2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41<text:span text:style-name="T6">20</text:span> 56<text:span text:style-name="T6">20</text:span> 57<text:span text:style-name="T6">2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 <text:span text:style-name="T1">5F00</text:span></text:p>
          </table:table-cell>
        </table:table-row>
      </table:table>
      <text:p text:style-name="Standard"/>
      <text:p text:style-name="Standard">NO OFFSET</text:p>
      <text:p text:style-name="Standard">Tilemap located at $0FAB06</text:p>
      <text:p text:style-name="Standard"/>
      <text:p text:style-name="Standard"><text:span text:style-name="T4">Name</text:span><text:tab/>1</text:p>
      <text:p text:style-name="Standard"><text:tab/>2<text:tab/>3</text:p>
      <text:p text:style-name="Standard"/>
      <text:p text:style-name="Standard"><text:span text:style-name="T5">Class</text:span><text:tab/>1</text:p>
      <text:p text:style-name="Standard"><text:tab/>2<text:tab/>3<text:tab/>4</text:p>
      <text:p text:style-name="Standard"/>
      <text:p text:style-name="Standard"><text:span text:style-name="T6">LV</text:span><text:tab/>1<text:tab/>2</text:p>
      <text:p text:style-name="Standard"><text:tab/>3<text:tab/>4</text:p>
      <text:p text:style-name="Standard"/>
      <text:p text:style-name="Standard"><text:span text:style-name="T7">EX</text:span><text:tab/>1</text:p>
      <text:p text:style-name="Standard"><text:tab/>2<text:tab/>3</text:p>
      <text:p text:style-name="Standard"/>
      <text:p text:style-name="Standard"><text:span text:style-name="T8">HP/MHP</text:span><text:tab/>1<text:tab/>2<text:tab/>3<text:tab/>4<text:tab/>5<text:tab/>6</text:p>
      <text:p text:style-name="Standard"><text:tab/><text:tab/>7<text:tab/>5<text:tab/>9<text:tab/>10<text:tab/>11<text:tab/>12</text:p>
      <text:p text:style-name="Standard"><text:soft-page-break/></text:p>
      <text:p text:style-name="Standard"><text:span text:style-name="T9">Equipment</text:span><text:tab/>1<text:tab/>2<text:tab/><text:tab/><text:tab/>3</text:p>
      <text:p text:style-name="Standard"><text:tab/><text:tab/>4<text:tab/>5<text:tab/>6<text:tab/>7<text:tab/>8</text:p>
      <text:p text:style-name="Standard"/>
      <text:p text:style-name="Standard"><text:span text:style-name="T10">Attack</text:span><text:tab/>1<text:tab/>2<text:tab/>3</text:p>
      <text:p text:style-name="Standard"><text:tab/>4<text:tab/>5<text:tab/>6</text:p>
      <text:p text:style-name="Standard"/>
      <text:p text:style-name="Standard"><text:span text:style-name="T11">Hit</text:span><text:tab/>1<text:tab/>2</text:p>
      <text:p text:style-name="Standard"><text:tab/>3<text:tab/>4</text:p>
      <text:p text:style-name="Standard"/>
      <text:p text:style-name="Standard"><text:span text:style-name="T12">Avoid</text:span><text:tab/>1<text:tab/>2<text:tab/>3</text:p>
      <text:p text:style-name="Standard"><text:tab/>4<text:tab/>5<text:tab/>6</text:p>
      <text:p text:style-name="Standard"/>
      <text:p text:style-name="Standard"><text:span text:style-name="T13">Str</text:span><text:tab/>1</text:p>
      <text:p text:style-name="Standard"><text:tab/>2<text:tab/>3</text:p>
      <text:p text:style-name="Standard"/>
      <text:p text:style-name="Standard"><text:span text:style-name="T5">Mag</text:span><text:tab/>1</text:p>
      <text:p text:style-name="Standard"><text:tab/>2<text:tab/>3</text:p>
      <text:p text:style-name="Standard"/>
      <text:p text:style-name="Standard"><text:span text:style-name="T6">Skl</text:span><text:tab/>1<text:tab/>2<text:tab/>3</text:p>
      <text:p text:style-name="Standard"><text:tab/>4<text:tab/>5<text:tab/>6</text:p>
      <text:p text:style-name="Standard"/>
      <text:p text:style-name="Standard"><text:span text:style-name="T7">Spd</text:span><text:tab/>1<text:tab/><text:tab/>2</text:p>
      <text:p text:style-name="Standard"><text:tab/>3<text:tab/>4<text:tab/>5</text:p>
      <text:p text:style-name="Standard"/>
      <text:p text:style-name="Standard"><text:span text:style-name="T8">Lck</text:span><text:tab/>1<text:tab/>2</text:p>
      <text:p text:style-name="Standard"><text:tab/>3<text:tab/>4</text:p>
      <text:p text:style-name="Standard"/>
      <text:p text:style-name="Standard"><text:span text:style-name="T9">Def</text:span><text:tab/>1<text:tab/>2</text:p>
      <text:p text:style-name="Standard"><text:tab/>3<text:tab/>4</text:p>
      <text:p text:style-name="Standard"/>
      <text:p text:style-name="Standard"><text:span text:style-name="T10">Con</text:span><text:tab/>1</text:p>
      <text:p text:style-name="Standard"><text:tab/>2<text:tab/>3</text:p>
      <text:p text:style-name="Standard"/>
      <text:p text:style-name="Standard"><text:soft-page-break/><text:span text:style-name="T11">Move</text:span><text:tab/>1</text:p>
      <text:p text:style-name="Standard"><text:tab/>2<text:tab/>3</text:p>
      <text:p text:style-name="Standard"/>
      <text:p text:style-name="Standard"><text:span text:style-name="T12">Fatg</text:span><text:tab/>1<text:tab/>2</text:p>
      <text:p text:style-name="Standard"><text:tab/>3<text:tab/>4</text:p>
      <text:p text:style-name="Standard"/>
      <text:p text:style-name="Standard"><text:span text:style-name="T13">Status</text:span><text:tab/>1<text:tab/>2</text:p>
      <text:p text:style-name="Standard"><text:tab/>3<text:tab/>4<text:tab/>5</text:p>
      <text:p text:style-name="Standard"/>
      <text:p text:style-name="Standard"><text:span text:style-name="T5">Trvlr</text:span><text:tab/>1<text:tab/>2</text:p>
      <text:p text:style-name="Standard"><text:tab/>3<text:tab/>4<text:tab/>5</text:p>
      <text:p text:style-name="Standard"/>
      <text:p text:style-name="Standard"><text:span text:style-name="T6">Skills</text:span><text:tab/>1<text:tab/>2<text:tab/>3</text:p>
      <text:p text:style-name="Standard"><text:tab/>4<text:tab/>5<text:tab/>6</text:p>
      <text:p text:style-name="Standard"/>
      <text:p text:style-name="Standard"/>
      <text:p text:style-name="Standard">21-24?=White</text:p>
      <text:p text:style-name="Standard"/>
      <text:p text:style-name="Standard">25-28?=Brown</text:p>
      <text:p text:style-name="Standard"/>
      <text:p text:style-name="Standard">29-2C?=Blu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20-12-26T03:14:21.75</dc:date>
    <dc:creator>Miacis Miacidae</dc:creator>
    <meta:editing-duration>PT9H57M37S</meta:editing-duration>
    <meta:editing-cycles>60</meta:editing-cycles>
    <meta:generator>OpenOffice/4.1.7$Win32 OpenOffice.org_project/417m1$Build-9800</meta:generator>
    <meta:document-statistic meta:table-count="1" meta:image-count="0" meta:object-count="0" meta:page-count="3" meta:paragraph-count="48" meta:word-count="992" meta:character-count="4672"/>
  </office:meta>
</office:document-meta>
</file>